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5in" fo:text-indent="-0.2in" fo:margin-left="0.45in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keControlApp: Source File Organization</text:h>
      <text:h text:style-name="Heading_20_2" text:outline-level="2">General Notes</text:h>
      <text:list xml:id="list1098180801" text:style-name="L1">
        <text:list-item>
          <text:p text:style-name="P1">Uses ARC, therefore it requires iOS 5.0+</text:p>
        </text:list-item>
        <text:list-item>
          <text:p text:style-name="P1">Supports Portrait orientation only</text:p>
        </text:list-item>
      </text:list>
      <text:h text:style-name="Heading_20_2" text:outline-level="2">Source Files</text:h>
      <text:h text:style-name="Heading_20_4" text:outline-level="4">TakeControlAppViewController.h/.m</text:h>
      <text:p text:style-name="Text_20_body">Creates a TVBrowserViewController and a UINavigationController with the TVBrowserViewController set as the root controller.</text:p>
      <text:p text:style-name="Text_20_body">Note: Uses ARC, but appears to be doing memory management that is already handled by ARC.</text:p>
      <text:p text:style-name="Text_20_body">Note: Exposes methods such as pushAppBrowser:, destroyAppBrowser:, createTPAppViewControllerWithConnections:, etc.. Why does this top-level source file expose these (or any) methods? Who is going to call them? (The source file does call them itself, but why expose them in the .h file?)</text:p>
      <text:h text:style-name="Heading_20_4" text:outline-level="4">TakeControlAppDelegate.h/.m</text:h>
      <text:p text:style-name="Text_20_body">Looks like unmodified template code with [TestFlight passCheckpoint: @”methodXyzInvoked” ] code statements sprinkled throughou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text-indent="0.2402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.2402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n Calwas</meta:initial-creator>
    <meta:creation-date>2012-09-19T11:57:41</meta:creation-date>
    <dc:date>2012-09-19T15:54:29</dc:date>
    <dc:creator>Steven Calwas</dc:creator>
    <meta:editing-duration>PT3H41M37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11" meta:word-count="108" meta:character-count="827"/>
  </office:meta>
</office:document-meta>
</file>